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5" style:family="paragraph" style:parent-style-name="Li" style:list-style-name="LS10">
      <style:paragraph-properties fo:text-align="start" style:justify-single-word="false"/>
    </style:style>
    <style:style style:name="P6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7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8" style:family="paragraph" style:parent-style-name="Li" style:list-style-name="LS8">
      <style:paragraph-properties fo:margin-top="0cm" fo:margin-bottom="0cm" fo:text-align="start" style:justify-single-word="false"/>
    </style:style>
    <style:style style:name="P9" style:family="paragraph" style:parent-style-name="Li" style:list-style-name="LS9">
      <style:paragraph-properties fo:margin-top="0cm" fo:margin-bottom="0cm" fo:text-align="start" style:justify-single-word="false"/>
    </style:style>
    <style:style style:name="P10" style:family="paragraph" style:parent-style-name="Li" style:list-style-name="LS8">
      <style:paragraph-properties fo:margin-top="0cm" fo:margin-bottom="0.494cm" fo:text-align="start" style:justify-single-word="false"/>
    </style:style>
    <style:style style:name="P11" style:family="paragraph" style:parent-style-name="Li" style:list-style-name="LS9">
      <style:paragraph-properties fo:margin-top="0cm" fo:margin-bottom="0.494cm" fo:text-align="start" style:justify-single-word="false"/>
    </style:style>
    <style:style style:name="P12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3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Mind Mappingu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144915387" text:style-name="LS1">
        <text:list-item>
          <text:p text:style-name="P6"><text:span text:style-name="Default_20_Paragraph_20_Font">Wstęp </text:span></text:p>
          <text:list>
            <text:list-item>
              <text:p text:style-name="P6"><text:span text:style-name="Default_20_Paragraph_20_Font">Opis problemu i koncepcja jego rozwiązania</text:span></text:p>
            </text:list-item>
            <text:list-item>
              <text:p text:style-name="P6"><text:span text:style-name="Default_20_Paragraph_20_Font">Cel i zakres pracy</text:span></text:p>
            </text:list-item>
            <text:list-item>
              <text:p text:style-name="P6"><text:span text:style-name="Default_20_Paragraph_20_Font">Omówienie pracy</text:span></text:p>
            </text:list-item>
          </text:list>
        </text:list-item>
        <text:list-item>
          <text:p text:style-name="P4"><text:span text:style-name="Default_20_Paragraph_20_Font">Mind Mapping </text:span></text:p>
          <text:list>
            <text:list-item>
              <text:p text:style-name="P4">Wprowadzenie do techniki Mind Mappingu</text:p>
            </text:list-item>
            <text:list-item>
              <text:p text:style-name="P6"><text:span text:style-name="Default_20_Paragraph_20_Font">Nauka a ludzki mózg </text:span></text:p>
            </text:list-item>
          </text:list>
        </text:list-item>
        <text:list-item>
          <text:p text:style-name="P6"><text:span text:style-name="Default_20_Paragraph_20_Font">Zapamiętywanie informacji / uczenie się </text:span></text:p>
          <text:list>
            <text:list-item>
              <text:p text:style-name="P6"><text:span text:style-name="Default_20_Paragraph_20_Font">Skupianie uwagi</text:span></text:p>
            </text:list-item>
            <text:list-item>
              <text:p text:style-name="P6"><text:span text:style-name="Default_20_Paragraph_20_Font">Uczenie się (odbieranie informacji)</text:span></text:p>
            </text:list-item>
            <text:list-item>
              <text:p text:style-name="P6"><text:span text:style-name="Default_20_Paragraph_20_Font">Zapamiętywanie</text:span></text:p>
            </text:list-item>
            <text:list-item>
              <text:p text:style-name="P6"><text:span text:style-name="Default_20_Paragraph_20_Font">Odtwarzanie informacji</text:span></text:p>
            </text:list-item>
          </text:list>
        </text:list-item>
        <text:list-item>
          <text:p text:style-name="P4"><text:span text:style-name="Default_20_Paragraph_20_Font">Ergonomia programów komputerowych </text:span></text:p>
          <text:list>
            <text:list-item>
              <text:p text:style-name="P6"><text:span text:style-name="Default_20_Paragraph_20_Font">Zasady projektowania interfejsów użytkownika </text:span></text:p>
              <text:list>
                <text:list-item>
                  <text:p text:style-name="P6"><text:span text:style-name="Default_20_Paragraph_20_Font">Uwagi wstępne</text:span></text:p>
                </text:list-item>
                <text:list-item>
                  <text:p text:style-name="P6"><text:span text:style-name="Default_20_Paragraph_20_Font">Usability</text:span></text:p>
                </text:list-item>
              </text:list>
            </text:list-item>
            <text:list-item>
              <text:p text:style-name="P6"><text:span text:style-name="Default_20_Paragraph_20_Font">Przegląd aplikacji do Mind Mappingu </text:span></text:p>
              <text:list>
                <text:list-item>
                  <text:p text:style-name="P6"><text:span text:style-name="Default_20_Paragraph_20_Font">Uwagi wstępne</text:span></text:p>
                </text:list-item>
                <text:list-item>
                  <text:p text:style-name="P6"><text:span text:style-name="Default_20_Paragraph_20_Font">Xmind</text:span></text:p>
                </text:list-item>
                <text:list-item>
                  <text:p text:style-name="P6"><text:span text:style-name="Default_20_Paragraph_20_Font">FreeMind</text:span></text:p>
                </text:list-item>
                <text:list-item>
                  <text:p text:style-name="P12"><text:span text:style-name="Default_20_Paragraph_20_Font">Buzan's iMindMap</text:span></text:p>
                </text:list-item>
                <text:list-item>
                  <text:p text:style-name="P12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3"><text:span text:style-name="Default_20_Paragraph_20_Font"/></text:p>
      <text:p text:style-name="P3"><text:span text:style-name="Default_20_Paragraph_20_Font">CZĘŚĆ PRAKTYCZNA</text:span></text:p>
      <text:p text:style-name="P3"><text:span text:style-name="Default_20_Paragraph_20_Font"/></text:p>
      <text:list xml:id="list1732371510" text:continue-numbering="true" text:style-name="LS1">
        <text:list-item>
          <text:p text:style-name="P4"><text:span text:style-name="Default_20_Paragraph_20_Font">Idea konstrukcji programu </text:span></text:p>
          <text:list>
            <text:list-item>
              <text:p text:style-name="P6"><text:span text:style-name="Default_20_Paragraph_20_Font">Lista funkcjonalności</text:span></text:p>
            </text:list-item>
            <text:list-item>
              <text:p text:style-name="P6"><text:span text:style-name="Default_20_Paragraph_20_Font">Przypadki użycia (MERGE z 5.1)</text:span></text:p>
            </text:list-item>
            <text:list-item>
              <text:p text:style-name="P6"><text:span text:style-name="Default_20_Paragraph_20_Font">Wstępna konstrukcja programu</text:span></text:p>
            </text:list-item>
          </text:list>
        </text:list-item>
        <text:list-item>
          <text:p text:style-name="P4"><text:span text:style-name="Default_20_Paragraph_20_Font">Wykorzystane technologie i narzędzia </text:span></text:p>
          <text:list>
            <text:list-item>
              <text:p text:style-name="P4"><text:span text:style-name="Default_20_Paragraph_20_Font">Wymagania technologiczne aplikacji (jako uzaswadnienie)</text:span></text:p>
            </text:list-item>
            <text:list-item>
              <text:p text:style-name="P4"><text:span text:style-name="Default_20_Paragraph_20_Font">Technologie i języki</text:span></text:p>
              <text:list>
                <text:list-item>
                  <text:p text:style-name="P6"><text:span text:style-name="Default_20_Paragraph_20_Font">Python</text:span></text:p>
                </text:list-item>
                <text:list-item>
                  <text:p text:style-name="P6"><text:span text:style-name="Default_20_Paragraph_20_Font">C++</text:span></text:p>
                </text:list-item>
                <text:list-item>
                  <text:p text:style-name="P6"><text:span text:style-name="Default_20_Paragraph_20_Font">XUL</text:span></text:p>
                </text:list-item>
              </text:list>
            </text:list-item>
            <text:list-item>
              <text:p text:style-name="P6"><text:span text:style-name="Default_20_Paragraph_20_Font">Biblioteki programistyczne</text:span></text:p>
              <text:list>
                <text:list-item>
                  <text:p text:style-name="P6"><text:span text:style-name="Default_20_Paragraph_20_Font">QT</text:span></text:p>
                  <text:list>
                    <text:list-item>
                      <text:p text:style-name="P6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6"><text:span text:style-name="Default_20_Paragraph_20_Font">PyQT</text:span></text:p>
                </text:list-item>
                <text:list-item>
                  <text:p text:style-name="P6"><text:span text:style-name="Default_20_Paragraph_20_Font">BOOST</text:span></text:p>
                </text:list-item>
              </text:list>
            </text:list-item>
            <text:list-item>
              <text:p text:style-name="P6"><text:span text:style-name="Default_20_Paragraph_20_Font">Narzędzia (dlaczego i do czego)</text:span></text:p>
            </text:list-item>
          </text:list>
        </text:list-item>
        <text:list-item>
          <text:p text:style-name="P6"><text:span text:style-name="Default_20_Paragraph_20_Font">Specyfikacja wymagań funkcjonalnych </text:span></text:p>
          <text:list>
            <text:list-item>
              <text:p text:style-name="P6"><text:span text:style-name="Default_20_Paragraph_20_Font">Tworzenie map pamięci</text:span></text:p>
              <text:list>
                <text:list-item>
                  <text:p text:style-name="P6"><text:span text:style-name="Default_20_Paragraph_20_Font">Struktura map pamięci</text:span></text:p>
                </text:list-item>
                <text:list-item>
                  <text:p text:style-name="P6"><text:span text:style-name="Default_20_Paragraph_20_Font">Interakcja z użytkownikiem</text:span></text:p>
                </text:list-item>
              </text:list>
            </text:list-item>
            <text:list-item>
              <text:p text:style-name="P6"><text:span text:style-name="Default_20_Paragraph_20_Font">Prezentacja map pamięci</text:span></text:p>
              <text:list>
                <text:list-item>
                  <text:p text:style-name="P6"><text:span text:style-name="Default_20_Paragraph_20_Font">Definiowanie stylów</text:span></text:p>
                </text:list-item>
                <text:list-item>
                  <text:p text:style-name="P6"><text:span text:style-name="Default_20_Paragraph_20_Font">Drukowanie</text:span></text:p>
                </text:list-item>
                <text:list-item>
                  <text:p text:style-name="P6"><text:span text:style-name="Default_20_Paragraph_20_Font">Prezentacja na stronie internetowej</text:span></text:p>
                </text:list-item>
              </text:list>
            </text:list-item>
            <text:list-item>
              <text:p text:style-name="P6"><text:span text:style-name="Default_20_Paragraph_20_Font">Struktura serializacji</text:span></text:p>
            </text:list-item>
            <text:list-item>
              <text:p text:style-name="P6"><text:span text:style-name="Default_20_Paragraph_20_Font">Daemon systemowy</text:span></text:p>
              <text:list>
                <text:list-item>
                  <text:p text:style-name="P6"><text:span text:style-name="Default_20_Paragraph_20_Font">Opis funkcjonalności</text:span></text:p>
                </text:list-item>
                <text:list-item>
                  <text:p text:style-name="P6"><text:span text:style-name="Default_20_Paragraph_20_Font">Komunikacja z aplikacją główną</text:span></text:p>
                </text:list-item>
              </text:list>
            </text:list-item>
            <text:list-item>
              <text:p text:style-name="P6"><text:span text:style-name="Default_20_Paragraph_20_Font">Interakcja z przeglądarką internetową</text:span></text:p>
            </text:list-item>
          </text:list>
        </text:list-item>
        <text:list-item>
          <text:p text:style-name="P4"><text:span text:style-name="Default_20_Paragraph_20_Font">Architektura programu </text:span></text:p>
          <text:list>
            <text:list-item>
              <text:p text:style-name="P6"><text:span text:style-name="Default_20_Paragraph_20_Font">Perspektywa przypadków użycia </text:span></text:p>
            </text:list-item>
            <text:list-item>
              <text:p text:style-name="P6"><text:span text:style-name="Default_20_Paragraph_20_Font">Perspektywa logiczna </text:span></text:p>
            </text:list-item>
            <text:list-item>
              <text:p text:style-name="P6"><text:span text:style-name="Default_20_Paragraph_20_Font">Perspektywa implementacyjna </text:span></text:p>
            </text:list-item>
            <text:list-item>
              <text:p text:style-name="P6"><text:span text:style-name="Default_20_Paragraph_20_Font">Środowisko uruchomieniowe </text:span></text:p>
            </text:list-item>
          </text:list>
        </text:list-item>
        <text:list-item>
          <text:p text:style-name="P6"><text:span text:style-name="Default_20_Paragraph_20_Font">Opis implementacji </text:span></text:p>
          <text:list>
            <text:list-item>
              <text:p text:style-name="P6"><text:span text:style-name="Default_20_Paragraph_20_Font">Struktura kodu</text:span></text:p>
            </text:list-item>
            <text:list-item>
              <text:p text:style-name="P6"><text:span text:style-name="Default_20_Paragraph_20_Font">Listing ważniejszych części kodu (mało)</text:span></text:p>
            </text:list-item>
          </text:list>
        </text:list-item>
        <text:list-item>
          <text:p text:style-name="P4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6"><text:span text:style-name="Default_20_Paragraph_20_Font">Analiza elementów interfejsu </text:span></text:p>
            </text:list-item>
          </text:list>
        </text:list-item>
      </text:list>
      <text:list xml:id="list1097162029" text:continue-list="list1732371510" text:style-name="LS1">
        <text:list-item>
          <text:p text:style-name="P6"><text:span text:style-name="Default_20_Paragraph_20_Font">Uwagi końcowe </text:span></text:p>
        </text:list-item>
        <text:list-item>
          <text:p text:style-name="P6"><text:span text:style-name="Default_20_Paragraph_20_Font">Słowniczek </text:span></text:p>
        </text:list-item>
        <text:list-item>
          <text:p text:style-name="P7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352511256" text:style-name="LS8">
        <text:list-item>
          <text:p text:style-name="P8"><text:span text:style-name="Default_20_Paragraph_20_Font">Tworzenie map pamięci </text:span></text:p>
        </text:list-item>
        <text:list-item>
          <text:p text:style-name="P8"><text:span text:style-name="Default_20_Paragraph_20_Font">Organizacja map pamięci w "tematy" albo "przedmioty" </text:span></text:p>
        </text:list-item>
        <text:list-item>
          <text:p text:style-name="P8"><text:span text:style-name="Default_20_Paragraph_20_Font">Zarządzanie przypomnieniami </text:span></text:p>
        </text:list-item>
        <text:list-item>
          <text:p text:style-name="P8"><text:span text:style-name="Default_20_Paragraph_20_Font">Statystyki efektywności </text:span></text:p>
        </text:list-item>
        <text:list-item>
          <text:p text:style-name="P10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2000696287" text:style-name="LS9">
        <text:list-item>
          <text:p text:style-name="P9"><text:span text:style-name="Default_20_Paragraph_20_Font">Przypominanie o powtórzeniu materiału </text:span></text:p>
        </text:list-item>
        <text:list-item>
          <text:p text:style-name="P11"><text:span text:style-name="Default_20_Paragraph_20_Font">Lista rzeczy do powtórzenia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plugina do przeglądarki internetowej (prawdopodobnie Firefox):</text:span><text:span text:style-name="Default_20_Paragraph_20_Font"> </text:span></text:p>
      <text:list xml:id="list1814112439" text:style-name="LS10">
        <text:list-item>
          <text:p text:style-name="P5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a inżynierska - konspekt</dc:title>
    <meta:initial-creator/>
    <dc:creator>Wojciech Jurkowlaniec</dc:creator>
    <meta:editing-cycles>45</meta:editing-cycles>
    <dc:date>2010-12-02T15:50:28</dc:date>
    <meta:editing-duration>PT04H05M35S</meta:editing-duration>
    <meta:document-statistic meta:table-count="0" meta:image-count="0" meta:object-count="0" meta:page-count="1" meta:paragraph-count="78" meta:word-count="299" meta:character-count="2294"/>
  </office:meta>
</office:document-meta>
</file>